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df9839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fo:font-style="normal" officeooo:rsid="02d58d0e" style:font-style-asian="normal" style:font-style-complex="normal"/>
    </style:style>
    <style:style style:name="T111" style:family="text">
      <style:text-properties fo:font-style="normal" officeooo:rsid="02d7d2a7" style:font-style-asian="normal" style:font-style-complex="normal"/>
    </style:style>
    <style:style style:name="T112" style:family="text">
      <style:text-properties fo:font-style="normal" officeooo:rsid="02d7df88" style:font-style-asian="normal" style:font-style-complex="normal"/>
    </style:style>
    <style:style style:name="T113" style:family="text">
      <style:text-properties fo:font-style="normal" officeooo:rsid="02d93a5a" style:font-style-asian="normal" style:font-style-complex="normal"/>
    </style:style>
    <style:style style:name="T114" style:family="text">
      <style:text-properties fo:font-style="normal" officeooo:rsid="02d94c5a" style:font-style-asian="normal" style:font-style-complex="normal"/>
    </style:style>
    <style:style style:name="T115" style:family="text">
      <style:text-properties fo:font-style="normal" officeooo:rsid="02d965aa" style:font-style-asian="normal" style:font-style-complex="normal"/>
    </style:style>
    <style:style style:name="T116" style:family="text">
      <style:text-properties fo:font-style="normal" officeooo:rsid="02dadf89" style:font-style-asian="normal" style:font-style-complex="normal"/>
    </style:style>
    <style:style style:name="T117" style:family="text">
      <style:text-properties fo:font-style="normal" officeooo:rsid="02dcc065" style:font-style-asian="normal" style:font-style-complex="normal"/>
    </style:style>
    <style:style style:name="T118" style:family="text">
      <style:text-properties fo:font-style="normal" officeooo:rsid="02dce36d" style:font-style-asian="normal" style:font-style-complex="normal"/>
    </style:style>
    <style:style style:name="T119" style:family="text">
      <style:text-properties fo:font-style="normal" officeooo:rsid="02de09a4" style:font-style-asian="normal" style:font-style-complex="normal"/>
    </style:style>
    <style:style style:name="T120" style:family="text">
      <style:text-properties fo:font-style="normal" officeooo:rsid="02df9839" style:font-style-asian="normal" style:font-style-complex="normal"/>
    </style:style>
    <style:style style:name="T121" style:family="text">
      <style:text-properties officeooo:rsid="000a14f6"/>
    </style:style>
    <style:style style:name="T122" style:family="text">
      <style:text-properties officeooo:rsid="005714b7"/>
    </style:style>
    <style:style style:name="T123" style:family="text">
      <style:text-properties officeooo:rsid="00880dbe"/>
    </style:style>
    <style:style style:name="T124" style:family="text">
      <style:text-properties officeooo:rsid="007c6d62"/>
    </style:style>
    <style:style style:name="T125" style:family="text">
      <style:text-properties officeooo:rsid="01c4f176"/>
    </style:style>
    <style:style style:name="T126" style:family="text">
      <style:text-properties officeooo:rsid="03b4652d"/>
    </style:style>
    <style:style style:name="T127" style:family="text">
      <style:text-properties officeooo:rsid="04b50477"/>
    </style:style>
    <style:style style:name="T128" style:family="text">
      <style:text-properties officeooo:rsid="0473a949"/>
    </style:style>
    <style:style style:name="T129" style:family="text">
      <style:text-properties officeooo:rsid="0387836c"/>
    </style:style>
    <style:style style:name="T130" style:family="text">
      <style:text-properties officeooo:rsid="0003a8b9"/>
    </style:style>
    <style:style style:name="T131" style:family="text">
      <style:text-properties officeooo:rsid="01dff054"/>
    </style:style>
    <style:style style:name="T132" style:family="text">
      <style:text-properties officeooo:rsid="023c6ef8"/>
    </style:style>
    <style:style style:name="T133" style:family="text">
      <style:text-properties officeooo:rsid="023d2c84"/>
    </style:style>
    <style:style style:name="T134" style:family="text">
      <style:text-properties officeooo:rsid="023d86f1"/>
    </style:style>
    <style:style style:name="T135" style:family="text">
      <style:text-properties officeooo:rsid="023e4245"/>
    </style:style>
    <style:style style:name="T136" style:family="text">
      <style:text-properties style:font-name="EB Garamond 12 All SC"/>
    </style:style>
    <style:style style:name="T137" style:family="text">
      <style:text-properties style:font-name="EB Garamond 12 All SC" officeooo:rsid="055cbe0b"/>
    </style:style>
    <style:style style:name="T138" style:family="text">
      <style:text-properties style:font-name="EB Garamond 12 All SC" officeooo:rsid="02b7bea1"/>
    </style:style>
    <style:style style:name="T139" style:family="text">
      <style:text-properties officeooo:rsid="024586dc"/>
    </style:style>
    <style:style style:name="T140" style:family="text">
      <style:text-properties officeooo:rsid="02401e75"/>
    </style:style>
    <style:style style:name="T141" style:family="text">
      <style:text-properties officeooo:rsid="0245bf04"/>
    </style:style>
    <style:style style:name="T142" style:family="text">
      <style:text-properties officeooo:rsid="02466572"/>
    </style:style>
    <style:style style:name="T143" style:family="text">
      <style:text-properties officeooo:rsid="024700b6"/>
    </style:style>
    <style:style style:name="T144" style:family="text">
      <style:text-properties officeooo:rsid="024a2d97"/>
    </style:style>
    <style:style style:name="T145" style:family="text">
      <style:text-properties officeooo:rsid="024d1a04"/>
    </style:style>
    <style:style style:name="T146" style:family="text">
      <style:text-properties officeooo:rsid="024d6712"/>
    </style:style>
    <style:style style:name="T147" style:family="text">
      <style:text-properties officeooo:rsid="024dd5a4"/>
    </style:style>
    <style:style style:name="T148" style:family="text">
      <style:text-properties officeooo:rsid="02514054"/>
    </style:style>
    <style:style style:name="T149" style:family="text">
      <style:text-properties officeooo:rsid="0252e546"/>
    </style:style>
    <style:style style:name="T150" style:family="text">
      <style:text-properties officeooo:rsid="0253b40f"/>
    </style:style>
    <style:style style:name="T151" style:family="text">
      <style:text-properties officeooo:rsid="02587135"/>
    </style:style>
    <style:style style:name="T152" style:family="text">
      <style:text-properties officeooo:rsid="02566ff5"/>
    </style:style>
    <style:style style:name="T153" style:family="text">
      <style:text-properties officeooo:rsid="025ac7b9"/>
    </style:style>
    <style:style style:name="T154" style:family="text">
      <style:text-properties officeooo:rsid="025eb8fe"/>
    </style:style>
    <style:style style:name="T155" style:family="text">
      <style:text-properties officeooo:rsid="025ed6cf"/>
    </style:style>
    <style:style style:name="T156" style:family="text">
      <style:text-properties officeooo:rsid="025f2152"/>
    </style:style>
    <style:style style:name="T157" style:family="text">
      <style:text-properties officeooo:rsid="0260d016"/>
    </style:style>
    <style:style style:name="T158" style:family="text">
      <style:text-properties officeooo:rsid="02628e6a"/>
    </style:style>
    <style:style style:name="T159" style:family="text">
      <style:text-properties officeooo:rsid="026315e0"/>
    </style:style>
    <style:style style:name="T160" style:family="text">
      <style:text-properties officeooo:rsid="02662f79"/>
    </style:style>
    <style:style style:name="T161" style:family="text">
      <style:text-properties officeooo:rsid="02666dfa"/>
    </style:style>
    <style:style style:name="T162" style:family="text">
      <style:text-properties officeooo:rsid="02696437"/>
    </style:style>
    <style:style style:name="T163" style:family="text">
      <style:text-properties officeooo:rsid="026d186b"/>
    </style:style>
    <style:style style:name="T164" style:family="text">
      <style:text-properties officeooo:rsid="026f9756"/>
    </style:style>
    <style:style style:name="T165" style:family="text">
      <style:text-properties officeooo:rsid="0270f581"/>
    </style:style>
    <style:style style:name="T166" style:family="text">
      <style:text-properties officeooo:rsid="0273708b"/>
    </style:style>
    <style:style style:name="T167" style:family="text">
      <style:text-properties officeooo:rsid="02785990"/>
    </style:style>
    <style:style style:name="T168" style:family="text">
      <style:text-properties officeooo:rsid="027a1a23"/>
    </style:style>
    <style:style style:name="T169" style:family="text">
      <style:text-properties officeooo:rsid="027bd518"/>
    </style:style>
    <style:style style:name="T170" style:family="text">
      <style:text-properties officeooo:rsid="027be5f8"/>
    </style:style>
    <style:style style:name="T171" style:family="text">
      <style:text-properties officeooo:rsid="027c920e"/>
    </style:style>
    <style:style style:name="T172" style:family="text">
      <style:text-properties officeooo:rsid="027da0df"/>
    </style:style>
    <style:style style:name="T173" style:family="text">
      <style:text-properties officeooo:rsid="02824bd7"/>
    </style:style>
    <style:style style:name="T174" style:family="text">
      <style:text-properties officeooo:rsid="0282ffed"/>
    </style:style>
    <style:style style:name="T175" style:family="text">
      <style:text-properties officeooo:rsid="02840ccf"/>
    </style:style>
    <style:style style:name="T176" style:family="text">
      <style:text-properties officeooo:rsid="02858ce8"/>
    </style:style>
    <style:style style:name="T177" style:family="text">
      <style:text-properties officeooo:rsid="028c452f"/>
    </style:style>
    <style:style style:name="T178" style:family="text">
      <style:text-properties officeooo:rsid="028d08d3"/>
    </style:style>
    <style:style style:name="T179" style:family="text">
      <style:text-properties officeooo:rsid="028f8279"/>
    </style:style>
    <style:style style:name="T180" style:family="text">
      <style:text-properties officeooo:rsid="0298990a"/>
    </style:style>
    <style:style style:name="T181" style:family="text">
      <style:text-properties officeooo:rsid="029979b5"/>
    </style:style>
    <style:style style:name="T182" style:family="text">
      <style:text-properties officeooo:rsid="029c99a3"/>
    </style:style>
    <style:style style:name="T183" style:family="text">
      <style:text-properties officeooo:rsid="029e174c"/>
    </style:style>
    <style:style style:name="T184" style:family="text">
      <style:text-properties officeooo:rsid="02a02975"/>
    </style:style>
    <style:style style:name="T185" style:family="text">
      <style:text-properties officeooo:rsid="02a1de2a"/>
    </style:style>
    <style:style style:name="T186" style:family="text">
      <style:text-properties officeooo:rsid="02a76aa2"/>
    </style:style>
    <style:style style:name="T187" style:family="text">
      <style:text-properties officeooo:rsid="02a79829"/>
    </style:style>
    <style:style style:name="T188" style:family="text">
      <style:text-properties officeooo:rsid="02aafe22"/>
    </style:style>
    <style:style style:name="T189" style:family="text">
      <style:text-properties officeooo:rsid="02ac0b1e"/>
    </style:style>
    <style:style style:name="T190" style:family="text">
      <style:text-properties officeooo:rsid="02af1e87"/>
    </style:style>
    <style:style style:name="T191" style:family="text">
      <style:text-properties officeooo:rsid="02b7bea1"/>
    </style:style>
    <style:style style:name="T192" style:family="text">
      <style:text-properties officeooo:rsid="02bcaeec"/>
    </style:style>
    <style:style style:name="T193" style:family="text">
      <style:text-properties officeooo:rsid="02bf092d"/>
    </style:style>
    <style:style style:name="T194" style:family="text">
      <style:text-properties officeooo:rsid="02c2e625"/>
    </style:style>
    <style:style style:name="T195" style:family="text">
      <style:text-properties officeooo:rsid="02c39572"/>
    </style:style>
    <style:style style:name="T196" style:family="text">
      <style:text-properties officeooo:rsid="02c6cdda"/>
    </style:style>
    <style:style style:name="T197" style:family="text">
      <style:text-properties officeooo:rsid="02c702a2"/>
    </style:style>
    <style:style style:name="T198" style:family="text">
      <style:text-properties officeooo:rsid="02c7ed07"/>
    </style:style>
    <style:style style:name="T199" style:family="text">
      <style:text-properties officeooo:rsid="02c9c71b"/>
    </style:style>
    <style:style style:name="T200" style:family="text">
      <style:text-properties officeooo:rsid="02cb22e0"/>
    </style:style>
    <style:style style:name="T201" style:family="text">
      <style:text-properties officeooo:rsid="02cd6bbc"/>
    </style:style>
    <style:style style:name="T202" style:family="text">
      <style:text-properties officeooo:rsid="02d34504"/>
    </style:style>
    <style:style style:name="T203" style:family="text">
      <style:text-properties officeooo:rsid="02c4dc35"/>
    </style:style>
    <style:style style:name="T204" style:family="text">
      <style:text-properties officeooo:rsid="02d53640"/>
    </style:style>
    <style:style style:name="T205" style:family="text">
      <style:text-properties officeooo:rsid="02d58d0e"/>
    </style:style>
    <style:style style:name="T206" style:family="text">
      <style:text-properties officeooo:rsid="02d7d2a7"/>
    </style:style>
    <style:style style:name="T207" style:family="text">
      <style:text-properties officeooo:rsid="02d7df88"/>
    </style:style>
    <style:style style:name="T208" style:family="text">
      <style:text-properties officeooo:rsid="02d93a5a"/>
    </style:style>
    <style:style style:name="T209" style:family="text">
      <style:text-properties officeooo:rsid="02d94c5a"/>
    </style:style>
    <style:style style:name="T210" style:family="text">
      <style:text-properties officeooo:rsid="02d965aa"/>
    </style:style>
    <style:style style:name="T211" style:family="text">
      <style:text-properties officeooo:rsid="02dadf89"/>
    </style:style>
    <style:style style:name="T212" style:family="text">
      <style:text-properties officeooo:rsid="02dcc065"/>
    </style:style>
    <style:style style:name="T213" style:family="text">
      <style:text-properties officeooo:rsid="02dce36d"/>
    </style:style>
    <style:style style:name="T214" style:family="text">
      <style:text-properties officeooo:rsid="02df98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25">Esser-</text:span>Skala, 201<text:span text:style-name="T125">9</text:span></text:p>
      <text:p text:style-name="P21"/>
      <text:p text:style-name="P21"/>
      <text:p text:style-name="P11">© 201<text:span text:style-name="T125">9</text:span> by Wolfgang <text:span text:style-name="T125">Esser-</text:span>Skala. This edition is licensed under the Creative Commons Attribution<text:span text:style-name="T123">-NonCommercial-ShareAlike</text:span> 4.0 International License. To view a copy of this license, visit http://creativecommons.org/licenses/by<text:span text:style-name="T124">-nc-sa</text:span>/4.0/. </text:p>
      <text:p text:style-name="P10"/>
      <text:p text:style-name="P12">Music engraving by LilyPond 2.18.0 (http://www.lilypond.org).<text:span text:style-name="T122"><text:line-break/>Front matter</text:span> typeset with EB Garamond (http://www.georgduffner.at/ebgaramond).</text:p>
      <text:p text:style-name="P21"/>
      <text:p text:style-name="P9">First <text:span text:style-name="T125">version</text:span>, <text:span text:style-name="T133">December</text:span> 201<text:span text:style-name="T125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27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2">https://digital.staatsbibliothek-berlin.de/werkansicht/?PPN=PPN72904369X<text:line-break/><text:tab/></text:span>(siglum<text:span text:style-name="T128"> </text:span>Mus.<text:span text:style-name="T132">ms. 18711/1</text:span>)</text:p>
      <text:p text:style-name="P3"/>
      <text:p text:style-name="P2">In general, this edition closely follows the <text:span text:style-name="T129">manuscript</text:span>. Any changes <text:span text:style-name="T12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), but not in the remaining movements (1.3, 1.5, 1.7, 2.3 to 2.5, 2.7, 3.2<text:span text:style-name="T181">, 3.4, 3.6, 3.8, 3.10, 4.2, 4.4</text:span>)<text:span text:style-name="T180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32"> </text:span>org, organ; <text:span text:style-name="T131">r, rest; </text:span>vl, violin<text:span text:style-name="T131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3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26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37">e</text:span><text:span text:style-name="T136"> r s t e r <text:s text:c="2"/>T H e i l</text:span></text:p>
      <text:p text:style-name="P13"/>
      <text:p text:style-name="P15">Act: 1<text:span text:style-name="T153">.</text:span></text:p>
      <text:p text:style-name="P13"/>
      <text:p text:style-name="P29">1<text:span text:style-name="T135">.1</text:span><text:tab/>Choral: Der Du voll Blut und Wunden<text:tab/>1<text:line-break/><text:line-break/><text:span text:style-name="T134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40">1.2<text:tab/>Recitativ: Wohin eilt ganz Juda ſo früh?<text:tab/>1</text:span><text:span text:style-name="T17"><text:line-break/><text:line-break/></text:span><text:span text:style-name="T139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41">Blind-</text:span><text:span text:style-name="T18"><text:tab/>Weißeſt du nicht die Geſchichte dieſer Nacht?<text:line-break/></text:span><text:span text:style-name="T141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42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43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43">1</text:span>.3<text:span text:style-name="T151"><text:tab/></text:span>Ari<text:span text:style-name="T188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51"><text:tab/></text:span>Recitativ: Und darum verklagten ihn<text:span text:style-name="T145"> die Väter</text:span>?<text:tab/>1<text:span text:style-name="T21"><text:line-break/><text:line-break/></text:span><text:span text:style-name="T144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46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47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47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48">Judas</text:span><text:span text:style-name="T25"><text:tab/>Ha! Er leidet– weil ich ihn verrieth.</text:span></text:p>
      <text:p text:style-name="P33"/>
      <text:p text:style-name="P33"/>
      <text:p text:style-name="P35"><text:span text:style-name="T148">1.5<text:tab/>Arie: Wer faßt die Zahl<text:tab/>1</text:span><text:span text:style-name="T26"><text:line-break/><text:line-break/></text:span><text:span text:style-name="T149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50">1</text:span>.6<text:span text:style-name="T151"><text:tab/></text:span>Recitativ:<text:span text:style-name="T151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52">1</text:span>.7<text:tab/>Ari<text:span text:style-name="T188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1"/>
      <text:p text:style-name="P61"/>
      <text:p text:style-name="P64">❦</text:p>
      <text:p text:style-name="P38"/>
      <text:p text:style-name="P38"/>
      <text:p text:style-name="P66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54">Fremdling</text:span><text:span text:style-name="T32"><text:tab/>Alles Volk iſt in Bewegung.</text:span><text:span text:style-name="T33"><text:line-break/><text:line-break/><text:line-break/></text:span><text:soft-page-break/><text:span text:style-name="T155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56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57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58">Pilatus</text:span><text:span text:style-name="T37"><text:tab/>Redet! wen ſoll ich euch geben?<text:line-break/><text:tab/>Jeſus oder Barrabas?</text:span><text:span text:style-name="T38"><text:line-break/><text:line-break/></text:span><text:span text:style-name="T159">Chor des Volks</text:span><text:span text:style-name="T38"><text:tab/>Barrabas, Barrabas!<text:line-break/><text:line-break/></text:span><text:span text:style-name="T159">Pilatus</text:span><text:span text:style-name="T38"><text:tab/>Was mach ich mit dieſem Jeſu?</text:span></text:p>
      <text:p text:style-name="P39"/>
      <text:p text:style-name="P39"/>
      <text:p text:style-name="P42">2.2<text:tab/>Chor: Kreutzigen laß ihn<text:tab/>1<text:line-break/><text:line-break/>Chor d<text:span text:style-name="T160">es</text:span> Volks<text:span text:style-name="T6"><text:tab/>Kreutzigen laß ihn</text:span><text:span text:style-name="T41">.</text:span><text:span text:style-name="T40"><text:line-break/><text:line-break/></text:span><text:span text:style-name="T160">Pilatus</text:span><text:span text:style-name="T40"><text:tab/>Er iſt nicht des Todes ſchuldig!<text:line-break/><text:line-break/></text:span>Chor d<text:span text:style-name="T160">es</text:span> Volks<text:span text:style-name="T6"><text:tab/>Kreutzigen laß ihn</text:span><text:span text:style-name="T41">.</text:span></text:p>
      <text:p text:style-name="P42"/>
      <text:p text:style-name="P42"/>
      <text:p text:style-name="P43"><text:span text:style-name="T161">2</text:span>.3<text:tab/>Ari<text:span text:style-name="T188">e, Chor</text:span>: <text:span text:style-name="T163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62">Chor des Volks</text:span><text:span text:style-name="T43"><text:tab/>Über uns komme ſein Blut<text:line-break/><text:tab/>und über unſre Kinder.</text:span></text:p>
      <text:p text:style-name="P69">2.4<text:span text:style-name="T163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4"/>
      <text:p text:style-name="P44"/>
      <text:p text:style-name="P45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64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5"/>
      <text:p text:style-name="P45"/>
      <text:p text:style-name="P46"><text:span text:style-name="T165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66">Fremdling</text:span><text:span text:style-name="T47"><text:tab/>Wo iſt Jeſus?<text:line-break/><text:line-break/></text:span><text:span text:style-name="T166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6"/>
      <text:p text:style-name="P46"/>
      <text:p text:style-name="P47"><text:span text:style-name="T166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67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68">Blindgeb.</text:span><text:span text:style-name="T51"><text:tab/>Jhr, die ihr keinen Frevel ſcheuet,</text:span><text:span text:style-name="T52"><text:line-break/><text:line-break/></text:span><text:span text:style-name="T169">Fremdling</text:span><text:span text:style-name="T52"><text:tab/>ihr, die ihr euch des Frevels freuet,</text:span><text:span text:style-name="T53"><text:line-break/><text:line-break/></text:span><text:soft-page-break/><text:span text:style-name="T170">beide</text:span><text:span text:style-name="T53"><text:tab/>ihr wißt nicht, wen ihr ſchmäht.</text:span><text:span text:style-name="T54"><text:line-break/><text:line-break/></text:span><text:span text:style-name="T171">Blindgeb.</text:span><text:span text:style-name="T54"><text:tab/>Jhn rächet einſt der Gott der Götter.<text:line-break/><text:line-break/></text:span><text:span text:style-name="T171">Fremdling</text:span><text:span text:style-name="T54"><text:tab/>Er rufet einſt in einem Wetter:</text:span><text:span text:style-name="T55"><text:line-break/><text:line-break/></text:span><text:span text:style-name="T172">beide</text:span><text:span text:style-name="T55"><text:tab/>Wo iſt, o Juda, dein Prophet?</text:span></text:p>
      <text:p text:style-name="P47"/>
      <text:p text:style-name="P47"/>
      <text:p text:style-name="P48"><text:span text:style-name="T172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73">Chor der</text:span><text:span text:style-name="T60"><text:tab/>Kreutzige ihn</text:span><text:span text:style-name="T61">,</text:span><text:span text:style-name="T60"><text:line-break/></text:span><text:span text:style-name="T173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74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75">Chor der</text:span><text:span text:style-name="T63"><text:tab/>Läßeſt du dieſen l</text:span><text:span text:style-name="T66">o</text:span><text:span text:style-name="T63">s,<text:line-break/></text:span><text:span text:style-name="T175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76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8"/>
      <text:p text:style-name="P48"/>
      <text:p text:style-name="P49"><text:span text:style-name="T176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2"/>
      <text:p text:style-name="P62"/>
      <text:p text:style-name="P65">❦</text:p>
      <text:p text:style-name="P40"/>
      <text:p text:style-name="P40"/>
      <text:p text:style-name="P67">Act: <text:span text:style-name="T177">3</text:span>.</text:p>
      <text:p text:style-name="P40"/>
      <text:p text:style-name="P41"><text:span text:style-name="T177">3</text:span>.1<text:tab/>Recitativ<text:span text:style-name="T178">, Arioso</text:span>: <text:span text:style-name="T177">Sie führen! ach! ſie führen ihn zum Tode<text:tab/>1</text:span><text:span text:style-name="T67"><text:line-break/><text:line-break/></text:span><text:span text:style-name="T177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1"/>
      <text:p text:style-name="P41"/>
      <text:p text:style-name="P50"><text:span text:style-name="T179">3</text:span>.2<text:tab/>Ari<text:span text:style-name="T188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0"/>
      <text:p text:style-name="P50"/>
      <text:p text:style-name="P51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1"/>
      <text:p text:style-name="P51"/>
      <text:p text:style-name="P52"><text:span text:style-name="T182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02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02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2"/>
      <text:p text:style-name="P52"/>
      <text:p text:style-name="P53">3.5<text:tab/>Recitativ: Seyd mir geſegnet<text:tab/>1<text:span text:style-name="T6"><text:line-break/><text:line-break/></text:span><text:span text:style-name="T183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84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85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3"/>
      <text:p text:style-name="P53"/>
      <text:p text:style-name="P54"><text:span text:style-name="T185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4"/>
      <text:p text:style-name="P54"/>
      <text:p text:style-name="P55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86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87">Blindgeb.</text:span><text:span text:style-name="T81"><text:tab/>Jch vernahms, was er geſprochen, Freunde!<text:line-break/><text:tab/>Schreckensvolle Worte:</text:span></text:p>
      <text:p text:style-name="P55"/>
      <text:p text:style-name="P55"/>
      <text:p text:style-name="P56"><text:span text:style-name="T188">3.8<text:tab/>Arie: Weint nicht um mich<text:tab/></text:span><text:span text:style-name="T83"><text:line-break/><text:line-break/></text:span><text:span text:style-name="T189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6"/>
      <text:p text:style-name="P56"/>
      <text:p text:style-name="P56"><text:span text:style-name="T190">3.9<text:tab/>Recitativ: O, daß ich dieſe Tage des Jammers nicht erlebe<text:tab/>1</text:span><text:span text:style-name="T86"><text:line-break/><text:line-break/></text:span><text:span text:style-name="T190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90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6"/>
      <text:p text:style-name="P56"/>
      <text:p text:style-name="P57"><text:span text:style-name="T187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202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7"/>
      <text:p text:style-name="P57"/>
      <text:p text:style-name="P58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3"/>
      <text:p text:style-name="P63"/>
      <text:p text:style-name="P68">❦</text:p>
      <text:p text:style-name="P18"><text:soft-page-break/><text:span text:style-name="T138">z w e y t e r</text:span><text:span text:style-name="T136"> <text:s text:c="2"/>T H e i l</text:span></text:p>
      <text:p text:style-name="P14"/>
      <text:p text:style-name="P16">Act: <text:span text:style-name="T191">4.</text:span></text:p>
      <text:p text:style-name="P14"/>
      <text:p text:style-name="P31"><text:span text:style-name="T191">4.1</text:span><text:tab/><text:span text:style-name="T191">Recitativ: Heilig, heilig, heilig biſt du Gott!<text:tab/>1<text:line-break/></text:span><text:span text:style-name="T90"><text:line-break/></text:span><text:span text:style-name="T191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92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59"><text:span text:style-name="T192">4</text:span>.2<text:tab/>Quartett:<text:span text:style-name="T193"> </text:span>Rächer ſchau vom Himmel nieder<text:span text:style-name="T193"><text:tab/>1</text:span><text:span text:style-name="T6"><text:line-break/><text:line-break/></text:span><text:span text:style-name="T193">Fremdling,</text:span><text:span text:style-name="T6"><text:tab/>Rächer ſchau vom Himmel nieder,<text:line-break/></text:span><text:span text:style-name="T193">Joseph,</text:span><text:span text:style-name="T6"><text:tab/>all ihr Engel ſchauet nieder:<text:line-break/></text:span><text:span text:style-name="T193">Blindgeb.</text:span><text:span text:style-name="T6"><text:tab/>Es fließt ſein Blut.<text:line-break/></text:span><text:span text:style-name="T193">&amp;</text:span><text:span text:style-name="T6"><text:tab/>Klaget all in lauten Chören,<text:line-break/></text:span><text:span text:style-name="T193">Nikodemus</text:span><text:span text:style-name="T6"><text:tab/>daß es Höhn und Tiefen hören:<text:line-break/><text:tab/>Es fließt ſein Blut.</text:span></text:p>
      <text:p text:style-name="P59"/>
      <text:p text:style-name="P59"/>
      <text:p text:style-name="P60">4.3<text:tab/>Recitativ: Empor gerichtet iſt das Kreu<text:span text:style-name="T205">t</text:span>z<text:tab/>1<text:span text:style-name="T6"><text:line-break/><text:line-break/></text:span>Joseph<text:span text:style-name="T6"><text:tab/>Empor gerichtet iſt das Kreu</text:span><text:span text:style-name="T110">t</text:span><text:span text:style-name="T6">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194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195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195">Joseph</text:span><text:span text:style-name="T96"><text:tab/>Wir bemerkten dieſen Blick.</text:span><text:span text:style-name="T97"><text:line-break/><text:line-break/></text:span><text:span text:style-name="T203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196">Freunde Jeſu</text:span><text:span text:style-name="T99"><text:tab/>Liebe, Liebe, Gottes Liebe!</text:span><text:span text:style-name="T100"><text:line-break/><text:line-break/></text:span><text:span text:style-name="T197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197">Maria</text:span><text:span text:style-name="T100"><text:tab/>Johannes!<text:line-break/></text:span><text:span text:style-name="T197">Magdalena</text:span><text:span text:style-name="T100"><text:line-break/><text:line-break/></text:span><text:span text:style-name="T197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198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199">Johannes</text:span><text:span text:style-name="T103"><text:tab/>Maria! Jeſu Wink geboth<text:line-break/><text:tab/>zu ſeinem Kreutze dich zu führen.</text:span><text:span text:style-name="T104"><text:line-break/><text:line-break/></text:span><text:span text:style-name="T200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201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0"/>
      <text:p text:style-name="P60"/>
      <text:p text:style-name="P70"><text:span text:style-name="T201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70"/>
      <text:p text:style-name="P70"/>
      <text:p text:style-name="P71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204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71"/>
      <text:p text:style-name="P71"/>
      <text:p text:style-name="P72"><text:span text:style-name="T204">4</text:span>.6<text:tab/>Terzett: O welche Wonne, welch Entzücken<text:tab/>1<text:span text:style-name="T6"><text:line-break/><text:line-break/></text:span>Maria<text:span text:style-name="T6"><text:tab/>O welche Wonne, welch Entzücken<text:line-break/><text:tab/>ſich in mein leidend Herz ergoß!</text:span><text:span text:style-name="T111"><text:line-break/><text:line-break/></text:span><text:span text:style-name="T206">Johannes</text:span><text:span text:style-name="T111"><text:tab/>O welcher Troſt mit ſeinen Blicken<text:line-break/><text:tab/>vom Kreutz in meine Seele ſchoß!</text:span><text:span text:style-name="T112"><text:line-break/><text:line-break/></text:span><text:span text:style-name="T207">M. Magd.</text:span><text:span text:style-name="T112"><text:tab/>Kein Auge weint zu ihm vergebens.</text:span><text:span text:style-name="T113"><text:line-break/><text:line-break/></text:span><text:span text:style-name="T208">Maria</text:span><text:span text:style-name="T113"><text:tab/>Sein Wort</text:span><text:span text:style-name="T114"><text:line-break/><text:line-break/></text:span><text:span text:style-name="T209">Johannes</text:span><text:span text:style-name="T114"><text:tab/>sein Blut<text:line-break/><text:line-break/></text:span><text:span text:style-name="T209">alle</text:span><text:span text:style-name="T114"><text:tab/>iſt voll des ewgen Lebens.</text:span><text:span text:style-name="T115"><text:line-break/><text:line-break/></text:span><text:span text:style-name="T210">Maria</text:span><text:span text:style-name="T115"><text:tab/>Jm Tode noch voll Zärtlichkeit</text:span><text:span text:style-name="T116"><text:line-break/><text:line-break/></text:span><text:span text:style-name="T211">M. Magd.</text:span><text:span text:style-name="T116"><text:tab/>gab er uns dieſe Seeligkeit</text:span><text:span text:style-name="T117"><text:line-break/><text:line-break/></text:span><text:span text:style-name="T212">alle</text:span><text:span text:style-name="T117"><text:tab/>o preiſet ihn mit uns, ihr Frommen.</text:span><text:span text:style-name="T118"><text:line-break/><text:line-break/></text:span><text:span text:style-name="T213">Maria</text:span><text:span text:style-name="T118"><text:tab/>Nun freut mein Geiſt ſich wieder</text:span><text:span text:style-name="T119"> ſein.</text:span><text:span text:style-name="T120"><text:line-break/><text:line-break/></text:span><text:span text:style-name="T214">M. Magd.,</text:span><text:span text:style-name="T120"><text:tab/>Er ſprach: „Sey nicht mehr Todes Pein,<text:line-break/></text:span><text:span text:style-name="T214">Johannes</text:span><text:span text:style-name="T120"><text:tab/><text:line-break/><text:line-break/></text:span><text:span text:style-name="T214">alle</text:span><text:span text:style-name="T120"><text:tab/>auf uns iſt Gottes Ruh gekommen.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4T20:23:05.152355866</dc:date>
    <dc:creator>Wolfgang Skala</dc:creator>
    <meta:editing-duration>P7DT13H45S</meta:editing-duration>
    <meta:editing-cycles>679</meta:editing-cycles>
    <meta:generator>LibreOffice/4.2.8.2$Linux_X86_64 LibreOffice_project/420m0$Build-2</meta:generator>
    <meta:document-statistic meta:table-count="0" meta:image-count="1" meta:object-count="0" meta:page-count="14" meta:paragraph-count="58" meta:word-count="2914" meta:character-count="17856" meta:non-whitespace-character-count="14584"/>
  </office:meta>
</office:document-meta>
</file>